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1.347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 (Add/Edit/Delete category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Edit a remote gadget</text:p>
            <text:p>- Delete a remote gadget</text:p>
            <text:p>- Refresh </text:p>
          </table:table-cell>
          <table:table-cell table:style-name="ce19" office:value-type="string">
            <text:p>- Add remote gadget successfully</text:p>
            <text:p>- The remote gadget is updated with the change value</text:p>
            <text:p>- The remote gadget is removed from the list</text:p>
            <text:p>- Refresh gadget successfully</text:p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Delete a local gadget</text:p>
            <text:p>- Refresh </text:p>
          </table:table-cell>
          <table:table-cell table:style-name="ce19" office:value-type="string">
            <text:p>- Add local gadget successfully</text:p>
            <text:p>- The local gadget is updated with the change value</text:p>
            <text:p>- The local gadget is removed from the list</text:p>
            <text:p>- Refresh gadget successfully</text:p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</text:span><text:span text:style-name="T4">fields 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</text:span><text:span text:style-name="T5">tratio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existing </text:span><text:span text:style-name="T6">pages list</text:span></text:p>
            <text:p><text:span text:style-name="T6">- The results </text:span><text:span text:style-name="T6">are displayed </text:span><text:span text:style-name="T6">matching with </text:span><text:span text:style-name="T6">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11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7-30T11:02:26</dc:date>
    <dc:language>en-US</dc:language>
    <meta:editing-cycles>224</meta:editing-cycles>
    <meta:editing-duration>P4DT17H37M58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